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iege – haproxy</text:p>
          </table:table-cell>
          <table:table-cell table:number-columns-repeated="4"/>
          <table:table-cell office:value-type="string" calcext:value-type="string">
            <text:p>Ngin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ilability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Response time</text:p>
          </table:table-cell>
          <table:table-cell office:value-type="string" calcext:value-type="string">
            <text:p>Transaction rate</text:p>
          </table:table-cell>
          <table:table-cell/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Elapsed time</text:p>
          </table:table-cell>
          <table:table-cell table:style-name="ce4" office:value-type="string" calcext:value-type="string">
            <text:p>Response time</text:p>
          </table:table-cell>
          <table:table-cell table:style-name="ce4" office:value-type="string" calcext:value-type="string">
            <text:p>Transaction rat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07" calcext:value-type="float">
            <text:p>59,07</text:p>
          </table:table-cell>
          <table:table-cell office:value-type="float" office:value="0.01" calcext:value-type="float">
            <text:p>0,01</text:p>
          </table:table-cell>
          <table:table-cell office:value-type="float" office:value="1480.55" calcext:value-type="float">
            <text:p>148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59" calcext:value-type="float">
            <text:p>59,59</text:p>
          </table:table-cell>
          <table:table-cell office:value-type="float" office:value="0.01" calcext:value-type="float">
            <text:p>0,01</text:p>
          </table:table-cell>
          <table:table-cell office:value-type="float" office:value="1490.23" calcext:value-type="float">
            <text:p>1490,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32" calcext:value-type="float">
            <text:p>59,32</text:p>
          </table:table-cell>
          <table:table-cell office:value-type="float" office:value="0.01" calcext:value-type="float">
            <text:p>0,01</text:p>
          </table:table-cell>
          <table:table-cell office:value-type="float" office:value="1484.42" calcext:value-type="float">
            <text:p>1484,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11" calcext:value-type="float">
            <text:p>59,11</text:p>
          </table:table-cell>
          <table:table-cell office:value-type="float" office:value="0.01" calcext:value-type="float">
            <text:p>0,01</text:p>
          </table:table-cell>
          <table:table-cell office:value-type="float" office:value="1576.35" calcext:value-type="float">
            <text:p>1576,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67" calcext:value-type="float">
            <text:p>59,67</text:p>
          </table:table-cell>
          <table:table-cell office:value-type="float" office:value="0.01" calcext:value-type="float">
            <text:p>0,01</text:p>
          </table:table-cell>
          <table:table-cell office:value-type="float" office:value="1525.89" calcext:value-type="float">
            <text:p>1525,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39" calcext:value-type="float">
            <text:p>59,39</text:p>
          </table:table-cell>
          <table:table-cell office:value-type="float" office:value="0.01" calcext:value-type="float">
            <text:p>0,01</text:p>
          </table:table-cell>
          <table:table-cell office:value-type="float" office:value="1656.1" calcext:value-type="float">
            <text:p>1656,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48" calcext:value-type="float">
            <text:p>59,48</text:p>
          </table:table-cell>
          <table:table-cell office:value-type="float" office:value="0.01" calcext:value-type="float">
            <text:p>0,01</text:p>
          </table:table-cell>
          <table:table-cell office:value-type="float" office:value="1494.4" calcext:value-type="float">
            <text:p>1494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99" calcext:value-type="float">
            <text:p>59,99</text:p>
          </table:table-cell>
          <table:table-cell office:value-type="float" office:value="0.01" calcext:value-type="float">
            <text:p>0,01</text:p>
          </table:table-cell>
          <table:table-cell office:value-type="float" office:value="1650.17" calcext:value-type="float">
            <text:p>1650,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17" calcext:value-type="float">
            <text:p>59,17</text:p>
          </table:table-cell>
          <table:table-cell office:value-type="float" office:value="0.01" calcext:value-type="float">
            <text:p>0,01</text:p>
          </table:table-cell>
          <table:table-cell office:value-type="float" office:value="1565.57" calcext:value-type="float">
            <text:p>1565,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0.47" calcext:value-type="float">
            <text:p>60,47</text:p>
          </table:table-cell>
          <table:table-cell office:value-type="float" office:value="0.02" calcext:value-type="float">
            <text:p>0,02</text:p>
          </table:table-cell>
          <table:table-cell office:value-type="float" office:value="512.97" calcext:value-type="float">
            <text:p>512,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66" calcext:value-type="float">
            <text:p>59,66</text:p>
          </table:table-cell>
          <table:table-cell office:value-type="float" office:value="0.01" calcext:value-type="float">
            <text:p>0,01</text:p>
          </table:table-cell>
          <table:table-cell office:value-type="float" office:value="1740.68" calcext:value-type="float">
            <text:p>1740,6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91" calcext:value-type="float">
            <text:p>59,91</text:p>
          </table:table-cell>
          <table:table-cell office:value-type="float" office:value="0.01" calcext:value-type="float">
            <text:p>0,01</text:p>
          </table:table-cell>
          <table:table-cell office:value-type="float" office:value="1037.64" calcext:value-type="float">
            <text:p>1037,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97" calcext:value-type="float">
            <text:p>59,97</text:p>
          </table:table-cell>
          <table:table-cell office:value-type="float" office:value="0.01" calcext:value-type="float">
            <text:p>0,01</text:p>
          </table:table-cell>
          <table:table-cell office:value-type="float" office:value="1789.19" calcext:value-type="float">
            <text:p>1789,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38" calcext:value-type="float">
            <text:p>59,38</text:p>
          </table:table-cell>
          <table:table-cell office:value-type="float" office:value="0.02" calcext:value-type="float">
            <text:p>0,02</text:p>
          </table:table-cell>
          <table:table-cell office:value-type="float" office:value="858.12" calcext:value-type="float">
            <text:p>858,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57" calcext:value-type="float">
            <text:p>59,57</text:p>
          </table:table-cell>
          <table:table-cell office:value-type="float" office:value="0.01" calcext:value-type="float">
            <text:p>0,01</text:p>
          </table:table-cell>
          <table:table-cell office:value-type="float" office:value="1787.11" calcext:value-type="float">
            <text:p>1787,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82" calcext:value-type="float">
            <text:p>59,82</text:p>
          </table:table-cell>
          <table:table-cell office:value-type="float" office:value="0.03" calcext:value-type="float">
            <text:p>0,03</text:p>
          </table:table-cell>
          <table:table-cell office:value-type="float" office:value="557.64" calcext:value-type="float">
            <text:p>557,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27" calcext:value-type="float">
            <text:p>59,27</text:p>
          </table:table-cell>
          <table:table-cell office:value-type="float" office:value="0.01" calcext:value-type="float">
            <text:p>0,01</text:p>
          </table:table-cell>
          <table:table-cell office:value-type="float" office:value="1733.95" calcext:value-type="float">
            <text:p>1733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14" calcext:value-type="float">
            <text:p>59,14</text:p>
          </table:table-cell>
          <table:table-cell office:value-type="float" office:value="0.01" calcext:value-type="float">
            <text:p>0,01</text:p>
          </table:table-cell>
          <table:table-cell office:value-type="float" office:value="1037.2" calcext:value-type="float">
            <text:p>1037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95" calcext:value-type="float">
            <text:p>59,95</text:p>
          </table:table-cell>
          <table:table-cell office:value-type="float" office:value="0.01" calcext:value-type="float">
            <text:p>0,01</text:p>
          </table:table-cell>
          <table:table-cell office:value-type="float" office:value="1703.99" calcext:value-type="float">
            <text:p>1703,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9.51" calcext:value-type="float">
            <text:p>59,51</text:p>
          </table:table-cell>
          <table:table-cell office:value-type="float" office:value="0.01" calcext:value-type="float">
            <text:p>0,01</text:p>
          </table:table-cell>
          <table:table-cell office:value-type="float" office:value="1265.22" calcext:value-type="float">
            <text:p>1265,22</text:p>
          </table:table-cell>
        </table:table-row>
        <table:table-row table:style-name="ro1">
          <table:table-cell table:style-name="ce1" table:formula="of:=SUM([.A3:.A12])/10" office:value-type="float" office:value="100" calcext:value-type="float">
            <text:p>100</text:p>
          </table:table-cell>
          <table:table-cell table:style-name="ce1" table:formula="of:=SUM([.B3:.B12])/10" office:value-type="float" office:value="59.513" calcext:value-type="float">
            <text:p>59,513</text:p>
          </table:table-cell>
          <table:table-cell table:style-name="ce1" table:formula="of:=SUM([.C3:.C12])/10" office:value-type="float" office:value="0.01" calcext:value-type="float">
            <text:p>0,01</text:p>
          </table:table-cell>
          <table:table-cell table:style-name="ce1" table:formula="of:=SUM([.D3:.D12])/10" office:value-type="float" office:value="1630.575" calcext:value-type="float">
            <text:p>1630,575</text:p>
          </table:table-cell>
          <table:table-cell/>
          <table:table-cell table:style-name="ce1" table:formula="of:=SUM([.F3:.F12])/10" office:value-type="float" office:value="100" calcext:value-type="float">
            <text:p>100</text:p>
          </table:table-cell>
          <table:table-cell table:style-name="ce1" table:formula="of:=SUM([.G3:.G12])/10" office:value-type="float" office:value="59.631" calcext:value-type="float">
            <text:p>59,631</text:p>
          </table:table-cell>
          <table:table-cell table:style-name="ce1" table:formula="of:=SUM([.H3:.H12])/10" office:value-type="float" office:value="0.014" calcext:value-type="float">
            <text:p>0,014</text:p>
          </table:table-cell>
          <table:table-cell table:style-name="ce1" table:formula="of:=SUM([.I3:.I12])/10" office:value-type="float" office:value="1164.164" calcext:value-type="float">
            <text:p>1164,164</text:p>
          </table:table-cell>
        </table:table-row>
        <table:table-row table:style-name="ro1">
          <table:table-cell table:style-name="ce1" table:formula="of:=SQRT((1/9)*SUM(POWER([.A3]-[.A13];2);POWER([.A4]-[.A13];2);POWER([.A5]-[.A13];2);POWER([.A6]-[.A13];2);POWER([.A7]-[.A13];2);POWER([.A8]-[.A13];2);POWER([.A9]-[.A13];2);POWER([.A10]-[.A13];2);POWER([.A11]-[.A13];2);POWER([.A12]-[.A13];2)))" office:value-type="float" office:value="0" calcext:value-type="float">
            <text:p>0</text:p>
          </table:table-cell>
          <table:table-cell table:style-name="ce1" table:formula="of:=SQRT((1/9)*SUM(POWER([.B3]-[.B13];2);POWER([.B4]-[.B13];2);POWER([.B5]-[.B13];2);POWER([.B6]-[.B13];2);POWER([.B7]-[.B13];2);POWER([.B8]-[.B13];2);POWER([.B9]-[.B13];2);POWER([.B10]-[.B13];2);POWER([.B11]-[.B13];2);POWER([.B12]-[.B13];2)))" office:value-type="float" office:value="0.309230227069304" calcext:value-type="float">
            <text:p>0,3092302271</text:p>
          </table:table-cell>
          <table:table-cell table:style-name="ce1" table:formula="of:=SQRT((1/9)*SUM(POWER([.C3]-[.C13];2);POWER([.C4]-[.C13];2);POWER([.C5]-[.C13];2);POWER([.C6]-[.C13];2);POWER([.C7]-[.C13];2);POWER([.C8]-[.C13];2);POWER([.C9]-[.C13];2);POWER([.C10]-[.C13];2);POWER([.C11]-[.C13];2);POWER([.C12]-[.C13];2)))" office:value-type="float" office:value="0" calcext:value-type="float">
            <text:p>0</text:p>
          </table:table-cell>
          <table:table-cell table:style-name="ce1" table:formula="of:=SQRT((1/9)*SUM(POWER([.D3]-[.D13];2);POWER([.D4]-[.D13];2);POWER([.D5]-[.D13];2);POWER([.D6]-[.D13];2);POWER([.D7]-[.D13];2);POWER([.D8]-[.D13];2);POWER([.D9]-[.D13];2);POWER([.D10]-[.D13];2);POWER([.D11]-[.D13];2);POWER([.D12]-[.D13];2)))" office:value-type="float" office:value="131.427294159166" calcext:value-type="float">
            <text:p>131,4272941592</text:p>
          </table:table-cell>
          <table:table-cell table:style-name="ce1"/>
          <table:table-cell table:style-name="ce1" table:formula="of:=SQRT((1/9)*SUM(POWER([.F3]-[.F13];2);POWER([.F4]-[.F13];2);POWER([.F5]-[.F13];2);POWER([.F6]-[.F13];2);POWER([.F7]-[.F13];2);POWER([.F8]-[.F13];2);POWER([.F9]-[.F13];2);POWER([.F10]-[.F13];2);POWER([.F11]-[.F13];2);POWER([.F12]-[.F13];2)))" office:value-type="float" office:value="0" calcext:value-type="float">
            <text:p>0</text:p>
          </table:table-cell>
          <table:table-cell table:style-name="ce1" table:formula="of:=SQRT((1/9)*SUM(POWER([.G3]-[.G13];2);POWER([.G4]-[.G13];2);POWER([.G5]-[.G13];2);POWER([.G6]-[.G13];2);POWER([.G7]-[.G13];2);POWER([.G8]-[.G13];2);POWER([.G9]-[.G13];2);POWER([.G10]-[.G13];2);POWER([.G11]-[.G13];2);POWER([.G12]-[.G13];2)))" office:value-type="float" office:value="0.421147902233354" calcext:value-type="float">
            <text:p>0,4211479022</text:p>
          </table:table-cell>
          <table:table-cell table:style-name="ce1" table:formula="of:=SQRT((1/9)*SUM(POWER([.H3]-[.H13];2);POWER([.H4]-[.H13];2);POWER([.H5]-[.H13];2);POWER([.H6]-[.H13];2);POWER([.H7]-[.H13];2);POWER([.H8]-[.H13];2);POWER([.H9]-[.H13];2);POWER([.H10]-[.H13];2);POWER([.H11]-[.H13];2);POWER([.H12]-[.H13];2)))" office:value-type="float" office:value="0.00699205898780101" calcext:value-type="float">
            <text:p>0,006992059</text:p>
          </table:table-cell>
          <table:table-cell table:style-name="ce1" table:formula="of:=SQRT((1/9)*SUM(POWER([.I3]-[.I13];2);POWER([.I4]-[.I13];2);POWER([.I5]-[.I13];2);POWER([.I6]-[.I13];2);POWER([.I7]-[.I13];2);POWER([.I8]-[.I13];2);POWER([.I9]-[.I13];2);POWER([.I10]-[.I13];2);POWER([.I11]-[.I13];2);POWER([.I12]-[.I13];2)))" office:value-type="float" office:value="432.351144356837" calcext:value-type="float">
            <text:p>432,3511443568</text:p>
          </table:table-cell>
        </table:table-row>
        <table:table-row table:style-name="ro1">
          <table:table-cell office:value-type="string" calcext:value-type="string">
            <text:p>ab- haproxy</text:p>
          </table:table-cell>
          <table:table-cell table:number-columns-repeated="4"/>
          <table:table-cell office:value-type="string" calcext:value-type="string">
            <text:p>Ngin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taken for tests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office:value-type="float" office:value="0.41" calcext:value-type="float">
            <text:p>0,41</text:p>
          </table:table-cell>
          <table:table-cell/>
          <table:table-cell office:value-type="string" calcext:value-type="string">
            <text:p>Time taken for tests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/>
        </table:table-row>
        <table:table-row table:style-name="ro1">
          <table:table-cell office:value-type="float" office:value="0.394" calcext:value-type="float">
            <text:p>0,394</text:p>
          </table:table-cell>
          <table:table-cell office:value-type="float" office:value="0" calcext:value-type="float">
            <text:p>0</text:p>
          </table:table-cell>
          <table:table-cell office:value-type="float" office:value="2535.37" calcext:value-type="float">
            <text:p>2535,37</text:p>
          </table:table-cell>
          <table:table-cell table:number-columns-repeated="2"/>
          <table:table-cell office:value-type="float" office:value="0.496" calcext:value-type="float">
            <text:p>0,496</text:p>
          </table:table-cell>
          <table:table-cell office:value-type="float" office:value="0" calcext:value-type="float">
            <text:p>0</text:p>
          </table:table-cell>
          <table:table-cell office:value-type="float" office:value="2016.22" calcext:value-type="float">
            <text:p>2016,22</text:p>
          </table:table-cell>
          <table:table-cell/>
        </table:table-row>
        <table:table-row table:style-name="ro1">
          <table:table-cell office:value-type="float" office:value="0.515" calcext:value-type="float">
            <text:p>0,515</text:p>
          </table:table-cell>
          <table:table-cell office:value-type="float" office:value="0" calcext:value-type="float">
            <text:p>0</text:p>
          </table:table-cell>
          <table:table-cell office:value-type="float" office:value="1943.46" calcext:value-type="float">
            <text:p>1943,46</text:p>
          </table:table-cell>
          <table:table-cell table:number-columns-repeated="2"/>
          <table:table-cell office:value-type="float" office:value="0.624" calcext:value-type="float">
            <text:p>0,624</text:p>
          </table:table-cell>
          <table:table-cell office:value-type="float" office:value="0" calcext:value-type="float">
            <text:p>0</text:p>
          </table:table-cell>
          <table:table-cell office:value-type="float" office:value="1602.9" calcext:value-type="float">
            <text:p>1602,9</text:p>
          </table:table-cell>
          <table:table-cell/>
        </table:table-row>
        <table:table-row table:style-name="ro1">
          <table:table-cell office:value-type="float" office:value="0.536" calcext:value-type="float">
            <text:p>0,536</text:p>
          </table:table-cell>
          <table:table-cell office:value-type="float" office:value="0" calcext:value-type="float">
            <text:p>0</text:p>
          </table:table-cell>
          <table:table-cell office:value-type="float" office:value="1866.62" calcext:value-type="float">
            <text:p>1866,62</text:p>
          </table:table-cell>
          <table:table-cell table:number-columns-repeated="2"/>
          <table:table-cell office:value-type="float" office:value="0.462" calcext:value-type="float">
            <text:p>0,462</text:p>
          </table:table-cell>
          <table:table-cell office:value-type="float" office:value="0" calcext:value-type="float">
            <text:p>0</text:p>
          </table:table-cell>
          <table:table-cell office:value-type="float" office:value="2164.16" calcext:value-type="float">
            <text:p>2164,16</text:p>
          </table:table-cell>
          <table:table-cell/>
        </table:table-row>
        <table:table-row table:style-name="ro1">
          <table:table-cell office:value-type="float" office:value="0.628" calcext:value-type="float">
            <text:p>0,628</text:p>
          </table:table-cell>
          <table:table-cell office:value-type="float" office:value="0" calcext:value-type="float">
            <text:p>0</text:p>
          </table:table-cell>
          <table:table-cell office:value-type="float" office:value="1592.02" calcext:value-type="float">
            <text:p>1592,02</text:p>
          </table:table-cell>
          <table:table-cell table:number-columns-repeated="2"/>
          <table:table-cell office:value-type="float" office:value="0.514" calcext:value-type="float">
            <text:p>0,514</text:p>
          </table:table-cell>
          <table:table-cell office:value-type="float" office:value="0" calcext:value-type="float">
            <text:p>0</text:p>
          </table:table-cell>
          <table:table-cell office:value-type="float" office:value="1946.43" calcext:value-type="float">
            <text:p>1946,43</text:p>
          </table:table-cell>
          <table:table-cell/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0" calcext:value-type="float">
            <text:p>0</text:p>
          </table:table-cell>
          <table:table-cell office:value-type="float" office:value="1624.15" calcext:value-type="float">
            <text:p>1624,15</text:p>
          </table:table-cell>
          <table:table-cell table:number-columns-repeated="2"/>
          <table:table-cell office:value-type="float" office:value="0.481" calcext:value-type="float">
            <text:p>0,481</text:p>
          </table:table-cell>
          <table:table-cell office:value-type="float" office:value="0" calcext:value-type="float">
            <text:p>0</text:p>
          </table:table-cell>
          <table:table-cell office:value-type="float" office:value="2079.35" calcext:value-type="float">
            <text:p>2079,35</text:p>
          </table:table-cell>
          <table:table-cell/>
        </table:table-row>
        <table:table-row table:style-name="ro1">
          <table:table-cell office:value-type="float" office:value="0.597" calcext:value-type="float">
            <text:p>0,597</text:p>
          </table:table-cell>
          <table:table-cell office:value-type="float" office:value="0" calcext:value-type="float">
            <text:p>0</text:p>
          </table:table-cell>
          <table:table-cell office:value-type="float" office:value="1673.76" calcext:value-type="float">
            <text:p>1673,76</text:p>
          </table:table-cell>
          <table:table-cell table:number-columns-repeated="2"/>
          <table:table-cell office:value-type="float" office:value="0.527" calcext:value-type="float">
            <text:p>0,527</text:p>
          </table:table-cell>
          <table:table-cell office:value-type="float" office:value="0" calcext:value-type="float">
            <text:p>0</text:p>
          </table:table-cell>
          <table:table-cell office:value-type="float" office:value="1898.92" calcext:value-type="float">
            <text:p>1898,92</text:p>
          </table:table-cell>
          <table:table-cell/>
        </table:table-row>
        <table:table-row table:style-name="ro1">
          <table:table-cell office:value-type="float" office:value="0.743" calcext:value-type="float">
            <text:p>0,743</text:p>
          </table:table-cell>
          <table:table-cell office:value-type="float" office:value="0" calcext:value-type="float">
            <text:p>0</text:p>
          </table:table-cell>
          <table:table-cell office:value-type="float" office:value="1345.07" calcext:value-type="float">
            <text:p>1345,07</text:p>
          </table:table-cell>
          <table:table-cell table:number-columns-repeated="2"/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2128.02" calcext:value-type="float">
            <text:p>2128,02</text:p>
          </table:table-cell>
          <table:table-cell/>
        </table:table-row>
        <table:table-row table:style-name="ro1">
          <table:table-cell office:value-type="float" office:value="0.652" calcext:value-type="float">
            <text:p>0,652</text:p>
          </table:table-cell>
          <table:table-cell office:value-type="float" office:value="0" calcext:value-type="float">
            <text:p>0</text:p>
          </table:table-cell>
          <table:table-cell office:value-type="float" office:value="1532.64" calcext:value-type="float">
            <text:p>1532,64</text:p>
          </table:table-cell>
          <table:table-cell table:number-columns-repeated="2"/>
          <table:table-cell office:value-type="float" office:value="0.456" calcext:value-type="float">
            <text:p>0,456</text:p>
          </table:table-cell>
          <table:table-cell office:value-type="float" office:value="0" calcext:value-type="float">
            <text:p>0</text:p>
          </table:table-cell>
          <table:table-cell office:value-type="float" office:value="2192.2" calcext:value-type="float">
            <text:p>2192,2</text:p>
          </table:table-cell>
          <table:table-cell/>
        </table:table-row>
        <table:table-row table:style-name="ro1">
          <table:table-cell office:value-type="float" office:value="0.631" calcext:value-type="float">
            <text:p>0,631</text:p>
          </table:table-cell>
          <table:table-cell office:value-type="float" office:value="0" calcext:value-type="float">
            <text:p>0</text:p>
          </table:table-cell>
          <table:table-cell office:value-type="float" office:value="1584.92" calcext:value-type="float">
            <text:p>1584,92</text:p>
          </table:table-cell>
          <table:table-cell table:number-columns-repeated="2"/>
          <table:table-cell office:value-type="float" office:value="0.658" calcext:value-type="float">
            <text:p>0,658</text:p>
          </table:table-cell>
          <table:table-cell office:value-type="float" office:value="0" calcext:value-type="float">
            <text:p>0</text:p>
          </table:table-cell>
          <table:table-cell office:value-type="float" office:value="1520.18" calcext:value-type="float">
            <text:p>1520,18</text:p>
          </table:table-cell>
          <table:table-cell/>
        </table:table-row>
        <table:table-row table:style-name="ro1">
          <table:table-cell office:value-type="float" office:value="0.608" calcext:value-type="float">
            <text:p>0,608</text:p>
          </table:table-cell>
          <table:table-cell office:value-type="float" office:value="0" calcext:value-type="float">
            <text:p>0</text:p>
          </table:table-cell>
          <table:table-cell office:value-type="float" office:value="1643.77" calcext:value-type="float">
            <text:p>1643,77</text:p>
          </table:table-cell>
          <table:table-cell table:number-columns-repeated="2"/>
          <table:table-cell office:value-type="float" office:value="0.506" calcext:value-type="float">
            <text:p>0,506</text:p>
          </table:table-cell>
          <table:table-cell office:value-type="float" office:value="0" calcext:value-type="float">
            <text:p>0</text:p>
          </table:table-cell>
          <table:table-cell office:value-type="float" office:value="1978.11" calcext:value-type="float">
            <text:p>1978,11</text:p>
          </table:table-cell>
          <table:table-cell/>
        </table:table-row>
        <table:table-row table:style-name="ro1">
          <table:table-cell table:style-name="ce1" table:formula="of:=SUM([.A17:.A26])/10" office:value-type="float" office:value="0.592" calcext:value-type="float">
            <text:p>0,592</text:p>
          </table:table-cell>
          <table:table-cell table:style-name="ce1" table:formula="of:=SUM([.B17:.B26])/10" office:value-type="float" office:value="0" calcext:value-type="float">
            <text:p>0</text:p>
          </table:table-cell>
          <table:table-cell table:style-name="ce1" table:formula="of:=SUM([.C17:.C26])/10" office:value-type="float" office:value="1734.178" calcext:value-type="float">
            <text:p>1734,178</text:p>
          </table:table-cell>
          <table:table-cell table:style-name="ce1" table:number-columns-repeated="2"/>
          <table:table-cell table:style-name="ce1" table:formula="of:=SUM([.F17:.F26])/10" office:value-type="float" office:value="0.5194" calcext:value-type="float">
            <text:p>0,5194</text:p>
          </table:table-cell>
          <table:table-cell table:style-name="ce1" table:formula="of:=SUM([.G17:.G26])/10" office:value-type="float" office:value="0" calcext:value-type="float">
            <text:p>0</text:p>
          </table:table-cell>
          <table:table-cell table:style-name="ce1" table:formula="of:=SUM([.H17:.H26])/10" office:value-type="float" office:value="1952.649" calcext:value-type="float">
            <text:p>1952,649</text:p>
          </table:table-cell>
          <table:table-cell/>
        </table:table-row>
        <table:table-row table:style-name="ro1">
          <table:table-cell table:style-name="ce2" table:formula="of:=SQRT((1/9)*SUM(POWER([.A17]-[.A27];2);POWER([.A18]-[.A27];2);POWER([.A19]-[.A27];2);POWER([.A20]-[.A27];2);POWER([.A21]-[.A27];2);POWER([.A22]-[.A27];2);POWER([.A23]-[.A27];2);POWER([.A24]-[.A27];2);POWER([.A25]-[.A27];2);POWER([.A26]-[.A27];2)))" office:value-type="float" office:value="0.0932999940454923" calcext:value-type="float">
            <text:p>0,093299994</text:p>
          </table:table-cell>
          <table:table-cell table:style-name="ce1" table:formula="of:=SQRT((1/9)*SUM(POWER([.B17]-[.B27];2);POWER([.B18]-[.B27];2);POWER([.B19]-[.B27];2);POWER([.B20]-[.B27];2);POWER([.B21]-[.B27];2);POWER([.B22]-[.B27];2);POWER([.B23]-[.B27];2);POWER([.B24]-[.B27];2);POWER([.B25]-[.B27];2);POWER([.B26]-[.B27];2)))" office:value-type="float" office:value="0" calcext:value-type="float">
            <text:p>0</text:p>
          </table:table-cell>
          <table:table-cell table:style-name="ce1" table:formula="of:=SQRT((1/9)*SUM(POWER([.C17]-[.C27];2);POWER([.C18]-[.C27];2);POWER([.C19]-[.C27];2);POWER([.C20]-[.C27];2);POWER([.C21]-[.C27];2);POWER([.C22]-[.C27];2);POWER([.C23]-[.C27];2);POWER([.C24]-[.C27];2);POWER([.C25]-[.C27];2);POWER([.C26]-[.C27];2)))" office:value-type="float" office:value="326.885642654023" calcext:value-type="float">
            <text:p>326,885642654</text:p>
          </table:table-cell>
          <table:table-cell table:style-name="ce1" table:number-columns-repeated="2"/>
          <table:table-cell table:style-name="ce1" table:formula="of:=SQRT((1/9)*SUM(POWER([.F17]-[.F27];2);POWER([.F18]-[.F27];2);POWER([.F19]-[.F27];2);POWER([.F20]-[.F27];2);POWER([.F21]-[.F27];2);POWER([.F22]-[.F27];2);POWER([.F23]-[.F27];2);POWER([.F24]-[.F27];2);POWER([.F25]-[.F27];2);POWER([.F26]-[.F27];2)))" office:value-type="float" office:value="0.0684709184009289" calcext:value-type="float">
            <text:p>0,0684709184</text:p>
          </table:table-cell>
          <table:table-cell table:style-name="ce1" table:formula="of:=SQRT((1/9)*SUM(POWER([.G17]-[.G27];2);POWER([.G18]-[.G27];2);POWER([.G19]-[.G27];2);POWER([.G20]-[.G27];2);POWER([.G21]-[.G27];2);POWER([.G22]-[.G27];2);POWER([.G23]-[.G27];2);POWER([.G24]-[.G27];2);POWER([.G25]-[.G27];2);POWER([.G26]-[.G27];2)))" office:value-type="float" office:value="0" calcext:value-type="float">
            <text:p>0</text:p>
          </table:table-cell>
          <table:table-cell table:style-name="ce1" table:formula="of:=SQRT((1/9)*SUM(POWER([.H17]-[.H27];2);POWER([.H18]-[.H27];2);POWER([.H19]-[.H27];2);POWER([.H20]-[.H27];2);POWER([.H21]-[.H27];2);POWER([.H22]-[.H27];2);POWER([.H23]-[.H27];2);POWER([.H24]-[.H27];2);POWER([.H25]-[.H27];2);POWER([.H26]-[.H27];2)))" office:value-type="float" office:value="227.522533851045" calcext:value-type="float">
            <text:p>227,522533851</text:p>
          </table:table-cell>
          <table:table-cell/>
        </table:table-row>
        <table:table-row table:style-name="ro1">
          <table:table-cell office:value-type="string" calcext:value-type="string">
            <text:p>1 server-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ailability ( %)</text:p>
          </table:table-cell>
          <table:table-cell office:value-type="string" calcext:value-type="string">
            <text:p>Elapsed time (secs)</text:p>
          </table:table-cell>
          <table:table-cell office:value-type="string" calcext:value-type="string">
            <text:p>Response time (secs)</text:p>
          </table:table-cell>
          <table:table-cell office:value-type="string" calcext:value-type="string">
            <text:p>Transaction rate (trans/sec)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86" calcext:value-type="float">
            <text:p>59,86</text:p>
          </table:table-cell>
          <table:table-cell office:value-type="float" office:value="0.01" calcext:value-type="float">
            <text:p>0,01</text:p>
          </table:table-cell>
          <table:table-cell office:value-type="float" office:value="1820.46" calcext:value-type="float">
            <text:p>1820,4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67" calcext:value-type="float">
            <text:p>59,67</text:p>
          </table:table-cell>
          <table:table-cell office:value-type="float" office:value="0.01" calcext:value-type="float">
            <text:p>0,01</text:p>
          </table:table-cell>
          <table:table-cell office:value-type="float" office:value="1862.58" calcext:value-type="float">
            <text:p>1862,5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28" calcext:value-type="float">
            <text:p>59,28</text:p>
          </table:table-cell>
          <table:table-cell office:value-type="float" office:value="0.01" calcext:value-type="float">
            <text:p>0,01</text:p>
          </table:table-cell>
          <table:table-cell office:value-type="float" office:value="1909.43" calcext:value-type="float">
            <text:p>1909,4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75" calcext:value-type="float">
            <text:p>59,75</text:p>
          </table:table-cell>
          <table:table-cell office:value-type="float" office:value="0.01" calcext:value-type="float">
            <text:p>0,01</text:p>
          </table:table-cell>
          <table:table-cell office:value-type="float" office:value="1660.52" calcext:value-type="float">
            <text:p>1660,5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38" calcext:value-type="float">
            <text:p>59,38</text:p>
          </table:table-cell>
          <table:table-cell office:value-type="float" office:value="0.01" calcext:value-type="float">
            <text:p>0,01</text:p>
          </table:table-cell>
          <table:table-cell office:value-type="float" office:value="1932.96" calcext:value-type="float">
            <text:p>1932,9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59" calcext:value-type="float">
            <text:p>59,59</text:p>
          </table:table-cell>
          <table:table-cell office:value-type="float" office:value="0.01" calcext:value-type="float">
            <text:p>0,01</text:p>
          </table:table-cell>
          <table:table-cell office:value-type="float" office:value="1894.6" calcext:value-type="float">
            <text:p>1894,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47" calcext:value-type="float">
            <text:p>59,47</text:p>
          </table:table-cell>
          <table:table-cell office:value-type="float" office:value="0.01" calcext:value-type="float">
            <text:p>0,01</text:p>
          </table:table-cell>
          <table:table-cell office:value-type="float" office:value="1908.29" calcext:value-type="float">
            <text:p>1908,2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42" calcext:value-type="float">
            <text:p>59,42</text:p>
          </table:table-cell>
          <table:table-cell office:value-type="float" office:value="0.01" calcext:value-type="float">
            <text:p>0,01</text:p>
          </table:table-cell>
          <table:table-cell office:value-type="float" office:value="1927.9" calcext:value-type="float">
            <text:p>1927,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31" calcext:value-type="float">
            <text:p>59,31</text:p>
          </table:table-cell>
          <table:table-cell office:value-type="float" office:value="0.01" calcext:value-type="float">
            <text:p>0,01</text:p>
          </table:table-cell>
          <table:table-cell office:value-type="float" office:value="1934.19" calcext:value-type="float">
            <text:p>1934,1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.13" calcext:value-type="float">
            <text:p>59,13</text:p>
          </table:table-cell>
          <table:table-cell office:value-type="float" office:value="0.01" calcext:value-type="float">
            <text:p>0,01</text:p>
          </table:table-cell>
          <table:table-cell office:value-type="float" office:value="1697.82" calcext:value-type="float">
            <text:p>1697,82</text:p>
          </table:table-cell>
          <table:table-cell table:number-columns-repeated="5"/>
        </table:table-row>
        <table:table-row table:style-name="ro1">
          <table:table-cell table:style-name="ce1" table:formula="of:=SUM([.A31:.A40])/10" office:value-type="float" office:value="100" calcext:value-type="float">
            <text:p>100</text:p>
          </table:table-cell>
          <table:table-cell table:style-name="ce1" table:formula="of:=SUM([.B31:.B40])/10" office:value-type="float" office:value="59.486" calcext:value-type="float">
            <text:p>59,486</text:p>
          </table:table-cell>
          <table:table-cell table:style-name="ce1" table:formula="of:=SUM([.C31:.C40])/10" office:value-type="float" office:value="0.01" calcext:value-type="float">
            <text:p>0,01</text:p>
          </table:table-cell>
          <table:table-cell table:style-name="ce1" table:formula="of:=SUM([.D31:.D40])/10" office:value-type="float" office:value="1854.875" calcext:value-type="float">
            <text:p>1854,875</text:p>
          </table:table-cell>
          <table:table-cell table:number-columns-repeated="5"/>
        </table:table-row>
        <table:table-row table:style-name="ro1">
          <table:table-cell table:style-name="ce1" table:formula="of:=SQRT((1/9)*SUM(POWER([.A31]-[.A41];2);POWER([.A32]-[.A41];2);POWER([.A33]-[.A41];2);POWER([.A34]-[.A41];2);POWER([.A35]-[.A41];2);POWER([.A36]-[.A41];2);POWER([.A37]-[.A41];2);POWER([.A38]-[.A41];2);POWER([.A39]-[.A41];2);POWER([.A40]-[.A41];2)))" office:value-type="float" office:value="0" calcext:value-type="float">
            <text:p>0</text:p>
          </table:table-cell>
          <table:table-cell table:style-name="ce1" table:formula="of:=SQRT((1/9)*SUM(POWER([.B31]-[.B41];2);POWER([.B32]-[.B41];2);POWER([.B33]-[.B41];2);POWER([.B34]-[.B41];2);POWER([.B35]-[.B41];2);POWER([.B36]-[.B41];2);POWER([.B37]-[.B41];2);POWER([.B38]-[.B41];2);POWER([.B39]-[.B41];2);POWER([.B40]-[.B41];2)))" office:value-type="float" office:value="0.228580158563443" calcext:value-type="float">
            <text:p>0,2285801586</text:p>
          </table:table-cell>
          <table:table-cell table:style-name="ce1" table:formula="of:=SQRT((1/9)*SUM(POWER([.C31]-[.C41];2);POWER([.C32]-[.C41];2);POWER([.C33]-[.C41];2);POWER([.C34]-[.C41];2);POWER([.C35]-[.C41];2);POWER([.C36]-[.C41];2);POWER([.C37]-[.C41];2);POWER([.C38]-[.C41];2);POWER([.C39]-[.C41];2);POWER([.C40]-[.C41];2)))" office:value-type="float" office:value="0" calcext:value-type="float">
            <text:p>0</text:p>
          </table:table-cell>
          <table:table-cell table:style-name="ce1" table:formula="of:=SQRT((1/9)*SUM(POWER([.D31]-[.D41];2);POWER([.D32]-[.D41];2);POWER([.D33]-[.D41];2);POWER([.D34]-[.D41];2);POWER([.D35]-[.D41];2);POWER([.D36]-[.D41];2);POWER([.D37]-[.D41];2);POWER([.D38]-[.D41];2);POWER([.D39]-[.D41];2);POWER([.D40]-[.D41];2)))" office:value-type="float" office:value="99.3379032785461" calcext:value-type="float">
            <text:p>99,3379032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- 1 serv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 taken for tests (seconds)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 (#/sec)</text:p>
          </table:table-cell>
          <table:table-cell table:number-columns-repeated="6"/>
        </table:table-row>
        <table:table-row table:style-name="ro1">
          <table:table-cell office:value-type="float" office:value="0.374" calcext:value-type="float">
            <text:p>0,374</text:p>
          </table:table-cell>
          <table:table-cell office:value-type="float" office:value="0" calcext:value-type="float">
            <text:p>0</text:p>
          </table:table-cell>
          <table:table-cell office:value-type="float" office:value="2671.73" calcext:value-type="float">
            <text:p>2671,73</text:p>
          </table:table-cell>
          <table:table-cell table:number-columns-repeated="6"/>
        </table:table-row>
        <table:table-row table:style-name="ro1">
          <table:table-cell office:value-type="float" office:value="0.427" calcext:value-type="float">
            <text:p>0,427</text:p>
          </table:table-cell>
          <table:table-cell office:value-type="float" office:value="0" calcext:value-type="float">
            <text:p>0</text:p>
          </table:table-cell>
          <table:table-cell office:value-type="float" office:value="2341.91" calcext:value-type="float">
            <text:p>2341,91</text:p>
          </table:table-cell>
          <table:table-cell table:number-columns-repeated="6"/>
        </table:table-row>
        <table:table-row table:style-name="ro1">
          <table:table-cell office:value-type="float" office:value="0.406" calcext:value-type="float">
            <text:p>0,406</text:p>
          </table:table-cell>
          <table:table-cell office:value-type="float" office:value="0" calcext:value-type="float">
            <text:p>0</text:p>
          </table:table-cell>
          <table:table-cell office:value-type="float" office:value="2463.3" calcext:value-type="float">
            <text:p>2463,3</text:p>
          </table:table-cell>
          <table:table-cell table:number-columns-repeated="6"/>
        </table:table-row>
        <table:table-row table:style-name="ro1">
          <table:table-cell office:value-type="float" office:value="0.407" calcext:value-type="float">
            <text:p>0,407</text:p>
          </table:table-cell>
          <table:table-cell office:value-type="float" office:value="0" calcext:value-type="float">
            <text:p>0</text:p>
          </table:table-cell>
          <table:table-cell office:value-type="float" office:value="2455.84" calcext:value-type="float">
            <text:p>2455,84</text:p>
          </table:table-cell>
          <table:table-cell table:number-columns-repeated="6"/>
        </table:table-row>
        <table:table-row table:style-name="ro1">
          <table:table-cell office:value-type="float" office:value="0.435" calcext:value-type="float">
            <text:p>0,435</text:p>
          </table:table-cell>
          <table:table-cell office:value-type="float" office:value="0" calcext:value-type="float">
            <text:p>0</text:p>
          </table:table-cell>
          <table:table-cell office:value-type="float" office:value="2300.88" calcext:value-type="float">
            <text:p>2300,88</text:p>
          </table:table-cell>
          <table:table-cell table:number-columns-repeated="6"/>
        </table:table-row>
        <table:table-row table:style-name="ro1">
          <table:table-cell office:value-type="float" office:value="0.412" calcext:value-type="float">
            <text:p>0,412</text:p>
          </table:table-cell>
          <table:table-cell office:value-type="float" office:value="0" calcext:value-type="float">
            <text:p>0</text:p>
          </table:table-cell>
          <table:table-cell office:value-type="float" office:value="2429.58" calcext:value-type="float">
            <text:p>2429,58</text:p>
          </table:table-cell>
          <table:table-cell table:number-columns-repeated="6"/>
        </table:table-row>
        <table:table-row table:style-name="ro1">
          <table:table-cell office:value-type="float" office:value="0.431" calcext:value-type="float">
            <text:p>0,431</text:p>
          </table:table-cell>
          <table:table-cell office:value-type="float" office:value="0" calcext:value-type="float">
            <text:p>0</text:p>
          </table:table-cell>
          <table:table-cell office:value-type="float" office:value="2318.53" calcext:value-type="float">
            <text:p>2318,53</text:p>
          </table:table-cell>
          <table:table-cell table:number-columns-repeated="6"/>
        </table:table-row>
        <table:table-row table:style-name="ro1">
          <table:table-cell office:value-type="float" office:value="0.426" calcext:value-type="float">
            <text:p>0,426</text:p>
          </table:table-cell>
          <table:table-cell office:value-type="float" office:value="0" calcext:value-type="float">
            <text:p>0</text:p>
          </table:table-cell>
          <table:table-cell office:value-type="float" office:value="2344.84" calcext:value-type="float">
            <text:p>2344,84</text:p>
          </table:table-cell>
          <table:table-cell table:number-columns-repeated="6"/>
        </table:table-row>
        <table:table-row table:style-name="ro1">
          <table:table-cell office:value-type="float" office:value="0.409" calcext:value-type="float">
            <text:p>0,409</text:p>
          </table:table-cell>
          <table:table-cell office:value-type="float" office:value="0" calcext:value-type="float">
            <text:p>0</text:p>
          </table:table-cell>
          <table:table-cell office:value-type="float" office:value="2446.17" calcext:value-type="float">
            <text:p>2446,17</text:p>
          </table:table-cell>
          <table:table-cell table:number-columns-repeated="6"/>
        </table:table-row>
        <table:table-row table:style-name="ro1">
          <table:table-cell office:value-type="float" office:value="0.404" calcext:value-type="float">
            <text:p>0,404</text:p>
          </table:table-cell>
          <table:table-cell office:value-type="float" office:value="0" calcext:value-type="float">
            <text:p>0</text:p>
          </table:table-cell>
          <table:table-cell office:value-type="float" office:value="2473.97" calcext:value-type="float">
            <text:p>2473,97</text:p>
          </table:table-cell>
          <table:table-cell table:number-columns-repeated="6"/>
        </table:table-row>
        <table:table-row table:style-name="ro1">
          <table:table-cell table:style-name="ce1" table:formula="of:=SUM([.A45:.A54])/10" office:value-type="float" office:value="0.4131" calcext:value-type="float">
            <text:p>0,4131</text:p>
          </table:table-cell>
          <table:table-cell table:style-name="ce1" table:formula="of:=SUM([.B45:.B54])/10" office:value-type="float" office:value="0" calcext:value-type="float">
            <text:p>0</text:p>
          </table:table-cell>
          <table:table-cell table:style-name="ce1" table:formula="of:=SUM([.C45:.C54])/10" office:value-type="float" office:value="2424.675" calcext:value-type="float">
            <text:p>2424,675</text:p>
          </table:table-cell>
          <table:table-cell table:number-columns-repeated="6"/>
        </table:table-row>
        <table:table-row table:style-name="ro1">
          <table:table-cell table:style-name="ce3" table:formula="of:=SQRT((1/9)*SUM(POWER([.A45]-[.A55];2);POWER([.A46]-[.A55];2);POWER([.A47]-[.A55];2);POWER([.A48]-[.A55];2);POWER([.A49]-[.A55];2);POWER([.A50]-[.A55];2);POWER([.A51]-[.A55];2);POWER([.A52]-[.A55];2);POWER([.A53]-[.A55];2);POWER([.A54]-[.A55];2)))" office:value-type="float" office:value="0.0178789137129624" calcext:value-type="float">
            <text:p>0,0178789137</text:p>
          </table:table-cell>
          <table:table-cell table:style-name="ce3" table:formula="of:=SQRT((1/9)*SUM(POWER([.B45]-[.B55];2);POWER([.B46]-[.B55];2);POWER([.B47]-[.B55];2);POWER([.B48]-[.B55];2);POWER([.B49]-[.B55];2);POWER([.B50]-[.B55];2);POWER([.B51]-[.B55];2);POWER([.B52]-[.B55];2);POWER([.B53]-[.B55];2);POWER([.B54]-[.B55];2)))" office:value-type="float" office:value="0" calcext:value-type="float">
            <text:p>0</text:p>
          </table:table-cell>
          <table:table-cell table:style-name="ce3" table:formula="of:=SQRT((1/9)*SUM(POWER([.C45]-[.C55];2);POWER([.C46]-[.C55];2);POWER([.C47]-[.C55];2);POWER([.C48]-[.C55];2);POWER([.C49]-[.C55];2);POWER([.C50]-[.C55];2);POWER([.C51]-[.C55];2);POWER([.C52]-[.C55];2);POWER([.C53]-[.C55];2);POWER([.C54]-[.C55];2)))" office:value-type="float" office:value="108.64368235966" calcext:value-type="float">
            <text:p>108,64368235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0:08:50.8954713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2:07:46.117707799</meta:creation-date>
    <dc:date>2016-05-11T20:19:08.423454390</dc:date>
    <meta:editing-duration>PT3H3M1S</meta:editing-duration>
    <meta:editing-cycles>5</meta:editing-cycles>
    <meta:generator>LibreOffice/4.2.7.2$Linux_X86_64 LibreOffice_project/420m0$Build-2</meta:generator>
    <meta:document-statistic meta:table-count="1" meta:cell-count="280" meta:object-count="0"/>
  </office:meta>
</office:document-meta>
</file>